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izer.isChar( char a , char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r.pushRealToken( char [ ] data , boolean isFloat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izer.lexDoubleQuotedStringLiter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kenizer.isExhau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pushHexIntToken( char [ ] data , boolean isLong , int start , int 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izer.isAlphabetic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izer.raiseParseException( int start , SpelMessage msg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isDoubleSuffix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lexIdentifi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izer.isHexadecimal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izer.process( )</text:p>
          </table:table-cell>
          <table:table-cell office:value-type="float" office:value="61">
            <text:p text:style-name="Table_20_Contents">61</text:p>
          </table:table-cell>
          <table:table-cell office:value-type="float" office:value="5">
            <text:p text:style-name="Table_20_Contents">5</text:p>
          </table:table-cell>
          <table:table-cell office:value-type="float" office:value="185">
            <text:p text:style-name="Table_20_Contents">185</text:p>
          </table:table-cell>
        </table:table-row>
        <table:table-row>
          <table:table-cell office:value-type="string">
            <text:p text:style-name="Table_20_Contents">Tokenizer.Tokenizer( String inpu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izer.isExponentCha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izer.pushCharToken( Token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r.pushOneCharOrTwoCharToken( TokenKind kind , int pos , char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isTwoCharToken( TokenKind ki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izer.pushIntToken( char [ ] data , boolean isLong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izer.lexQuotedStringLiter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kenizer.pushPairToken( Token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r.isFloatSuffix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lexNumericLiteral( boolean firstCharIsZero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Tokenizer.subarray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isSign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isIdentifier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is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